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fill-color="#83caff" draw:textarea-horizontal-align="justify" draw:textarea-vertical-align="middle" draw:auto-grow-height="false"/>
    </style:style>
    <style:style style:name="gr2" style:family="graphic" style:list-style-name="L1">
      <style:graphic-properties draw:fill-color="#83caff" draw:textarea-horizontal-align="justify" draw:textarea-vertical-align="middle" draw:auto-grow-height="false"/>
    </style:style>
    <style:style style:name="gr3" style:family="graphic" style:list-style-name="L1">
      <style:graphic-properties draw:fill-color="#83caff" draw:textarea-horizontal-align="justify" draw:textarea-vertical-align="middle" draw:auto-grow-height="false"/>
    </style:style>
    <style:style style:name="gr4" style:family="graphic" style:list-style-name="L1">
      <style:graphic-properties draw:fill-color="#83caff" draw:textarea-horizontal-align="justify" draw:textarea-vertical-align="middle" draw:auto-grow-height="false"/>
    </style:style>
    <style:style style:name="gr5" style:family="graphic" style:list-style-name="L1">
      <style:graphic-properties draw:fill-color="#83caff" draw:textarea-horizontal-align="justify" draw:textarea-vertical-align="middle" draw:auto-grow-height="false"/>
    </style:style>
    <style:style style:name="gr6" style:family="graphic" style:list-style-name="L1">
      <style:graphic-properties draw:fill-color="#83caff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ffccff" draw:textarea-horizontal-align="justify" draw:textarea-vertical-align="middle" draw:auto-grow-height="false"/>
    </style:style>
    <style:style style:name="gr12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1" draw:id="id1" draw:layer="Layout" svg:width="3.2cm" svg:height="1.8cm" svg:x="5.6cm" svg:y="1.6cm">
          <text:p text:style-name="P1">IRQ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cm" svg:height="1.8cm" svg:x="5.6cm" svg:y="4.2cm">
          <text:p text:style-name="P2">IRQ</text:p>
          <text:p text:style-name="P2">Tasklet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2cm" svg:height="1.8cm" svg:x="3.4cm" svg:y="7.6cm">
          <text:p text:style-name="P2">Bit 0 </text:p>
          <text:p text:style-name="P2">Device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2cm" svg:height="1.8cm" svg:x="9.2cm" svg:y="7.6cm">
          <text:p text:style-name="P2">Bit N</text:p>
          <text:p text:style-name="P2">Device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3.2cm" svg:height="1.8cm" svg:x="9.1cm" svg:y="12.8cm">
          <text:p text:style-name="P2">Listener 1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2cm" svg:height="1.8cm" svg:x="16.3cm" svg:y="12.8cm">
          <text:p text:style-name="P2">Listener M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cm" svg:y1="8.6cm" svg:x2="8.8cm" svg:y2="8.6cm">
          <text:p/>
        </draw:line>
        <draw:line draw:style-name="gr7" draw:text-style-name="P3" draw:layer="layout" svg:x1="12.5cm" svg:y1="13.7cm" svg:x2="16.3cm" svg:y2="13.7cm">
          <text:p/>
        </draw:line>
        <draw:connector draw:style-name="gr8" draw:text-style-name="P3" draw:layer="layout" draw:type="line" svg:x1="7.2cm" svg:y1="3.4cm" svg:x2="7.2cm" svg:y2="4.2cm" draw:start-shape="id1" draw:start-glue-point="2" draw:end-shape="id2" draw:end-glue-point="0" svg:d="M7200 3400v800" svg:viewBox="0 0 1 801">
          <text:p/>
        </draw:connector>
        <draw:connector draw:style-name="gr8" draw:text-style-name="P3" draw:layer="layout" draw:type="line" svg:x1="7.2cm" svg:y1="6cm" svg:x2="5cm" svg:y2="7.6cm" draw:start-shape="id2" draw:start-glue-point="2" draw:end-shape="id3" draw:end-glue-point="0" svg:d="M7200 6000l-2200 1600" svg:viewBox="0 0 2201 1601">
          <text:p/>
        </draw:connector>
        <draw:connector draw:style-name="gr8" draw:text-style-name="P3" draw:layer="layout" draw:type="line" svg:x1="7.2cm" svg:y1="6cm" svg:x2="10.8cm" svg:y2="7.6cm" draw:start-shape="id2" draw:start-glue-point="2" draw:end-shape="id4" draw:end-glue-point="0" svg:d="M7200 6000l3600 1600" svg:viewBox="0 0 3601 1601">
          <text:p/>
        </draw:connector>
        <draw:connector draw:style-name="gr8" draw:text-style-name="P3" draw:layer="layout" draw:type="line" svg:x1="10.8cm" svg:y1="9.4cm" svg:x2="10.7cm" svg:y2="12.8cm" draw:start-shape="id4" draw:start-glue-point="2" draw:end-shape="id5" draw:end-glue-point="0" svg:d="M10800 9400l-100 3400" svg:viewBox="0 0 101 3401">
          <text:p/>
        </draw:connector>
        <draw:connector draw:style-name="gr8" draw:text-style-name="P3" draw:layer="layout" draw:type="line" svg:x1="10.8cm" svg:y1="9.4cm" svg:x2="17.9cm" svg:y2="12.8cm" draw:start-shape="id4" draw:start-glue-point="2" draw:end-shape="id6" draw:end-glue-point="0" svg:d="M10800 9400l7100 3400" svg:viewBox="0 0 7101 3401">
          <text:p/>
        </draw:connector>
        <draw:frame draw:style-name="gr9" draw:text-style-name="P4" draw:layer="layout" svg:width="4.977cm" svg:height="0.962cm" svg:x="2.9cm" svg:y="9.6cm">
          <draw:text-box>
            <text:p text:style-name="P4">“/dev/fpga-irq.0”</text:p>
          </draw:text-box>
        </draw:frame>
        <draw:frame draw:style-name="gr9" draw:text-style-name="P4" draw:layer="layout" svg:width="5.083cm" svg:height="0.962cm" svg:x="12.301cm" svg:y="9.6cm">
          <draw:text-box>
            <text:p text:style-name="P4">“/dev/fpga-irq.N”</text:p>
          </draw:text-box>
        </draw:frame>
        <draw:frame draw:style-name="gr9" draw:text-style-name="P4" draw:layer="layout" svg:width="6.911cm" svg:height="0.962cm" svg:x="7.702cm" svg:y="14.8cm">
          <draw:text-box>
            <text:p text:style-name="P4">open(“/dev/fpga-irq.N”)</text:p>
          </draw:text-box>
        </draw:frame>
        <draw:frame draw:style-name="gr9" draw:text-style-name="P4" draw:layer="layout" svg:width="6.911cm" svg:height="0.962cm" svg:x="15.203cm" svg:y="14.8cm">
          <draw:text-box>
            <text:p text:style-name="P4">open(“/dev/fpga-irq.N”)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1" draw:text-style-name="P3" xml:id="id9" draw:id="id9" draw:layer="layout" svg:width="4.4cm" svg:height="1.4cm" svg:x="2cm" svg:y="1.4cm">
          <text:p text:style-name="P3">Irq handler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4.4cm" svg:height="1.4cm" svg:x="2cm" svg:y="7cm">
          <text:p text:style-name="P3">taskle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9.8cm" svg:y1="6.3cm" svg:x2="6.4cm" svg:y2="7.7cm" draw:start-shape="id7" draw:start-glue-point="2" draw:end-shape="id8" draw:end-glue-point="1" svg:d="M9800 6300c0 934-1133 1400-3400 1400" svg:viewBox="0 0 3401 1401">
          <text:p/>
        </draw:connector>
        <draw:connector draw:style-name="gr8" draw:text-style-name="P3" draw:layer="layout" draw:type="curve" svg:x1="6.4cm" svg:y1="2.1cm" svg:x2="9.8cm" svg:y2="3.9cm" draw:start-shape="id9" draw:start-glue-point="1" draw:end-shape="id10" draw:end-glue-point="0" svg:d="M6400 2100c2267 0 3400 600 3400 1800" svg:viewBox="0 0 3401 1801">
          <text:p/>
        </draw:connector>
        <draw:custom-shape draw:style-name="gr13" draw:text-style-name="P3" draw:layer="layout" svg:width="11.6cm" svg:height="8.8cm" svg:x="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1" draw:id="id11" draw:layer="layout" svg:width="4.4cm" svg:height="1.4cm" svg:x="2cm" svg:y="11.6cm">
          <text:p text:style-name="P3">Bit device</text:p>
          <draw:enhanced-geometry svg:viewBox="0 0 21600 21600" draw:type="rectangle" draw:enhanced-path="M 0 0 L 21600 0 21600 21600 0 21600 0 0 Z N"/>
        </draw:custom-shape>
        <draw:custom-shape draw:style-name="gr14" draw:text-style-name="P3" xml:id="id10" draw:id="id10" draw:layer="layout" svg:width="2.8cm" svg:height="0.8cm" svg:x="8.4cm" svg:y="3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8cm" svg:height="0.8cm" svg:x="8.4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7" draw:id="id7" draw:layer="layout" svg:width="2.8cm" svg:height="0.8cm" svg:x="8.4cm" svg:y="5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8cm" svg:height="0.8cm" svg:x="8.4cm" svg:y="3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8cm" svg:height="0.8cm" svg:x="8.4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8cm" svg:height="0.8cm" svg:x="8.4cm" svg:y="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2" draw:id="id12" draw:layer="layout" svg:width="3.8cm" svg:height="1cm" svg:x="13.98cm" svg:y="13.151cm">
          <text:p text:style-name="P3">Wait queu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4.2cm" svg:y1="8.4cm" svg:x2="4.2cm" svg:y2="11.6cm" draw:start-shape="id8" draw:start-glue-point="2" draw:end-shape="id11" draw:end-glue-point="0" svg:d="M4200 8400v3200" svg:viewBox="0 0 1 3201">
          <text:p/>
        </draw:connector>
        <draw:connector draw:style-name="gr8" draw:text-style-name="P3" draw:layer="layout" draw:type="curve" svg:x1="4.2cm" svg:y1="13cm" svg:x2="15.88cm" svg:y2="13.151cm" draw:start-shape="id11" draw:start-glue-point="2" draw:end-shape="id12" draw:end-glue-point="0" svg:d="M4200 13000c0 751 5990 502 5990 76 0-425 5690-676 5690 75" svg:viewBox="0 0 11681 813">
          <text:p/>
        </draw:connector>
        <draw:custom-shape draw:style-name="gr13" draw:text-style-name="P3" draw:layer="layout" svg:width="11.6cm" svg:height="8.8cm" svg:x="1cm" svg:y="10.8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5.502cm" svg:height="0.962cm" svg:x="7.1cm" svg:y="10.8cm">
          <draw:text-box>
            <text:p>Per irq bit handler</text:p>
          </draw:text-box>
        </draw:frame>
        <draw:frame draw:style-name="gr9" draw:layer="layout" svg:width="3.491cm" svg:height="0.962cm" svg:x="9.1cm" svg:y="1cm">
          <draw:text-box>
            <text:p>irq handler</text:p>
          </draw:text-box>
        </draw:frame>
        <draw:custom-shape draw:style-name="gr13" draw:text-style-name="P3" draw:layer="layout" svg:width="11.6cm" svg:height="8.8cm" svg:x="13.6cm" svg:y="10.8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5.781cm" svg:height="0.962cm" svg:x="19.5cm" svg:y="10.8cm">
          <draw:text-box>
            <text:p>Per reader handler</text:p>
          </draw:text-box>
        </draw:frame>
        <draw:custom-shape draw:style-name="gr14" draw:text-style-name="P3" xml:id="id13" draw:id="id13" draw:layer="layout" svg:width="2.8cm" svg:height="0.8cm" svg:x="14.4cm" svg:y="15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8cm" svg:height="0.8cm" svg:x="14.4cm" svg:y="16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4" draw:id="id14" draw:layer="layout" svg:width="2.8cm" svg:height="0.8cm" svg:x="14.4cm" svg:y="17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4.2cm" svg:y1="13cm" svg:x2="15.8cm" svg:y2="15.4cm" draw:start-shape="id11" draw:start-glue-point="2" draw:end-shape="id13" draw:end-glue-point="0" svg:d="M4200 13000c0 1800 11600 600 11600 2400" svg:viewBox="0 0 11601 2401">
          <text:p/>
        </draw:connector>
        <draw:frame draw:style-name="gr9" draw:layer="layout" svg:width="3.144cm" svg:height="0.962cm" svg:x="1.2cm" svg:y="0.1cm">
          <draw:text-box>
            <text:p>fpga-irq.c</text:p>
          </draw:text-box>
        </draw:frame>
        <draw:frame draw:style-name="gr9" draw:layer="layout" svg:width="4.325cm" svg:height="0.962cm" svg:x="0.8cm" svg:y="10cm">
          <draw:text-box>
            <text:p>fpga-irq-dev.c</text:p>
          </draw:text-box>
        </draw:frame>
        <draw:frame draw:style-name="gr9" draw:layer="layout" svg:width="5.146cm" svg:height="0.962cm" svg:x="13.8cm" svg:y="9.9cm">
          <draw:text-box>
            <text:p>fpga-irq-reader.c</text:p>
          </draw:text-box>
        </draw:frame>
        <draw:custom-shape draw:style-name="gr15" draw:text-style-name="P3" xml:id="id15" draw:id="id15" draw:layer="layout" svg:width="3.8cm" svg:height="1cm" svg:x="20cm" svg:y="17.8cm">
          <text:p text:style-name="P3">File read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15.8cm" svg:y1="17.8cm" svg:x2="20cm" svg:y2="18.3cm" draw:start-shape="id14" draw:start-glue-point="2" draw:end-shape="id15" draw:end-glue-point="3" svg:d="M15800 17800c0 751 1400 626 1925 563s175-63 2275-63" svg:viewBox="0 0 4201 613">
          <text:p/>
        </draw:connector>
        <draw:connector draw:style-name="gr8" draw:text-style-name="P3" draw:layer="layout" draw:type="curve" svg:x1="17.78cm" svg:y1="13.651cm" svg:x2="21.9cm" svg:y2="17.8cm" draw:start-shape="id12" draw:start-glue-point="1" draw:end-shape="id15" draw:end-glue-point="0" svg:d="M17780 13651c2747 0 4120 1383 4120 4149" svg:viewBox="0 0 4121 4150">
          <text:p/>
        </draw:connector>
        <draw:connector draw:style-name="gr8" draw:text-style-name="P3" draw:layer="layout" draw:type="line" svg:x1="21.9cm" svg:y1="18.8cm" svg:x2="21.891cm" svg:y2="20.044cm" draw:start-shape="id15" draw:start-glue-point="2" svg:d="M21900 18800l-9 1244" svg:viewBox="0 0 10 1245">
          <text:p/>
        </draw:connecto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1:12:55.414672991</meta:creation-date>
    <dc:date>2016-05-05T13:24:02.818713041</dc:date>
    <meta:editing-duration>PT8H11M53S</meta:editing-duration>
    <meta:editing-cycles>5</meta:editing-cycles>
    <meta:generator>LibreOffice/4.2.8.2$Linux_X86_64 LibreOffice_project/420m0$Build-2</meta:generator>
    <meta:document-statistic meta:object-count="73"/>
  </office:meta>
</office:document-meta>
</file>